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8/2021</text:span></text:p>
      <text:p text:style-name="P9"/>
      <text:p text:style-name="P10">RECIBI CONFORME</text:p>
      <text:p text:style-name="P9"/>
      <text:p text:style-name="P11">CLIENTE: VASQUEZ CHINININ, LISSETTE RUFIN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VASQUEZ CHINININ, LISSETTE RUF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3:06:2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